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charset="x-symbol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fo:color="#ffffff" loext:opacity="100%"/>
    </style:style>
    <style:style style:name="P3" style:family="paragraph" style:parent-style-name="Title">
      <style:paragraph-properties fo:text-align="end" style:justify-single-word="false"/>
      <style:text-properties fo:color="#ffffff" loext:opacity="100%" officeooo:rsid="001eb64f" officeooo:paragraph-rsid="001eb64f"/>
    </style:style>
    <style:style style:name="P4" style:family="paragraph" style:parent-style-name="Text_20_body">
      <style:paragraph-properties fo:margin-left="1cm" fo:margin-right="9.299cm" fo:margin-top="9.999cm" fo:margin-bottom="0.21cm" style:contextual-spacing="false" fo:text-indent="0cm" style:auto-text-indent="false"/>
      <style:text-properties officeooo:rsid="001eb64f" officeooo:paragraph-rsid="001fb619"/>
    </style:style>
    <style:style style:name="P5" style:family="paragraph" style:parent-style-name="Text_20_body">
      <style:text-properties officeooo:paragraph-rsid="0021a011"/>
    </style:style>
    <style:style style:name="P6" style:family="paragraph" style:parent-style-name="Subtitle" style:master-page-name="First_20_Page">
      <style:paragraph-properties fo:margin-left="0cm" fo:margin-right="9.299cm" fo:margin-top="9.999cm" fo:margin-bottom="0.21cm" style:contextual-spacing="false" fo:text-indent="0cm" style:auto-text-indent="false" style:page-number="auto"/>
      <style:text-properties fo:color="#729fcf" loext:opacity="100%" officeooo:rsid="001fb619" officeooo:paragraph-rsid="001fb619"/>
    </style:style>
    <style:style style:name="P7" style:family="paragraph" style:parent-style-name="Text_20_body" style:list-style-name="L1">
      <style:text-properties fo:color="#729fcf" loext:opacity="100%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fo:color="#729fcf" loext:opacity="100%" fo:font-size="11pt" style:font-size-asian="11pt" style:font-size-complex="11pt"/>
    </style:style>
    <style:style style:name="P9" style:family="paragraph" style:parent-style-name="Text_20_body" style:list-style-name="L2">
      <style:text-properties fo:color="#729fcf" loext:opacity="100%" fo:font-size="11pt" style:font-size-asian="11pt" style:font-size-complex="11pt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fo:color="#729fcf" loext:opacity="100%" fo:font-size="11pt" style:font-size-asian="11pt" style:font-size-complex="11pt"/>
    </style:style>
    <style:style style:name="P11" style:family="paragraph" style:parent-style-name="Text_20_body" style:list-style-name="L3">
      <style:text-properties fo:color="#729fcf" loext:opacity="100%" fo:font-size="11pt" style:font-size-asian="11pt" style:font-size-complex="11pt"/>
    </style:style>
    <style:style style:name="P12" style:family="paragraph" style:parent-style-name="Text_20_body">
      <style:paragraph-properties fo:break-before="page"/>
      <style:text-properties officeooo:rsid="001eb64f" officeooo:paragraph-rsid="0021a011"/>
    </style:style>
    <style:style style:name="P13" style:family="paragraph" style:parent-style-name="Text_20_body">
      <style:text-properties officeooo:rsid="001eb64f" officeooo:paragraph-rsid="0021a011"/>
    </style:style>
    <style:style style:name="P14" style:family="paragraph" style:parent-style-name="Text_20_body">
      <style:text-properties fo:font-size="11pt" style:font-size-asian="11pt" style:font-size-complex="11pt"/>
    </style:style>
    <style:style style:name="P15" style:family="paragraph" style:parent-style-name="Text_20_body" style:list-style-name="L2">
      <style:text-properties fo:font-size="11pt" style:font-size-asian="11pt" style:font-size-complex="11pt"/>
    </style:style>
    <style:style style:name="P16" style:family="paragraph" style:parent-style-name="Text_20_body">
      <style:text-properties fo:font-size="11pt" officeooo:rsid="001eb64f" officeooo:paragraph-rsid="0021a011" style:font-size-asian="11pt" style:font-size-complex="11pt"/>
    </style:style>
    <style:style style:name="P17" style:family="paragraph" style:parent-style-name="Text_20_body">
      <style:text-properties fo:color="#000000" loext:opacity="100%" fo:font-size="11pt" style:font-size-asian="11pt" style:font-size-complex="11pt"/>
    </style:style>
    <style:style style:name="P18" style:family="paragraph">
      <loext:graphic-properties draw:fill="solid" draw:fill-color="#99ccff"/>
      <style:paragraph-properties fo:text-align="center"/>
    </style:style>
    <style:style style:name="T1" style:family="text">
      <style:text-properties fo:color="#729fcf" loext:opacity="100%"/>
    </style:style>
    <style:style style:name="T2" style:family="text">
      <style:text-properties fo:color="#729fcf" loext:opacity="100%" officeooo:rsid="002187d4"/>
    </style:style>
    <style:style style:name="T3" style:family="text">
      <style:text-properties fo:color="#729fcf" loext:opacity="100%" fo:font-size="18pt" style:text-underline-style="solid" style:text-underline-width="auto" style:text-underline-color="font-color" officeooo:rsid="002187d4" style:font-size-asian="18pt" style:font-size-complex="18pt"/>
    </style:style>
    <style:style style:name="T4" style:family="text">
      <style:text-properties officeooo:rsid="001fb619"/>
    </style:style>
    <style:style style:name="T5" style:family="text">
      <style:text-properties officeooo:rsid="0021a011"/>
    </style:style>
    <style:style style:name="T6" style:family="text">
      <style:text-properties officeooo:rsid="0020626b"/>
    </style:style>
    <style:style style:name="T7" style:family="text">
      <style:text-properties officeooo:rsid="00237241"/>
    </style:style>
    <style:style style:name="fr1" style:family="graphic" style:parent-style-name="Frame">
      <style:graphic-properties fo:margin-left="0.201cm" fo:margin-right="0.201cm" style:run-through="foreground" style:protect="size position" style:wrap="none" style:vertical-pos="from-top" style:vertical-rel="paragraph" style:horizontal-pos="from-left" style:horizontal-rel="paragraph" fo:background-color="#1c82b9" style:background-transparency="0%" draw:fill="solid" draw:fill-color="#1c82b9" draw:opacity="100%" fo:padding-left="1cm" fo:padding-right="1cm" fo:padding-top="0.15cm" fo:padding-bottom="0.15cm" fo:border="2.49pt solid #ffffff" style:shadow="none" draw:shadow-opacity="100%" draw:wrap-influence-on-position="once-concurrent" loext:allow-overlap="true">
        <style:columns fo:column-count="1" fo:column-gap="0cm"/>
      </style:graphic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99ccff" draw:textarea-horizontal-align="center" draw:textarea-vertical-align="middle" style:run-through="background"/>
    </style:style>
    <style:style style:name="gr3" style:family="graphic">
      <style:graphic-properties style:protect="position size" style:run-through="background" style:wrap="run-through" style:number-wrapped-paragraphs="no-limit" style:vertical-pos="from-top" style:vertical-rel="page" style:horizontal-pos="right" style:horizontal-rel="page" draw:wrap-influence-on-position="once-concurrent" loext:allow-overlap="true" style:flow-with-text="false"/>
    </style:style>
    <style:style style:name="gr4" style:family="graphic">
      <style:graphic-properties style:protect="position size" style:run-through="background" style:wrap="run-through" style:number-wrapped-paragraphs="no-limit" style:vertical-pos="from-top" style:vertical-rel="page" style:horizontal-pos="left" style:horizontal-rel="page" draw:wrap-influence-on-position="once-concurrent" loext:allow-overlap="true" style:flow-with-text="false"/>
    </style:style>
    <style:style style:name="gr5" style:family="graphic">
      <style:graphic-properties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4" draw:name="Shape5" draw:style-name="gr1">
        <draw:rect draw:style-name="gr2" draw:text-style-name="P18" svg:width="7.002cm" svg:height="29.701cm" svg:x="13.995cm" svg:y="0cm">
          <text:p/>
        </draw:rect>
        <draw:rect draw:style-name="gr2" draw:text-style-name="P18" svg:width="1.001cm" svg:height="29.701cm" svg:x="12.501cm" svg:y="0cm">
          <text:p/>
        </draw:rect>
        <draw:rect draw:style-name="gr2" draw:text-style-name="P18" svg:width="0.5cm" svg:height="29.701cm" svg:x="11.501cm" svg:y="0cm">
          <text:p/>
        </draw:rect>
        <draw:rect draw:style-name="gr2" draw:text-style-name="P18" svg:width="0.2cm" svg:height="29.701cm" svg:x="11cm" svg:y="0cm">
          <text:p/>
        </draw:rect>
        <draw:rect draw:style-name="gr2" draw:text-style-name="P18" svg:width="0.101cm" svg:height="29.701cm" svg:x="10.7cm" svg:y="0cm">
          <text:p/>
        </draw:rect>
      </draw:g>
      <text:p text:style-name="P6"><draw:frame draw:style-name="fr1" draw:name="Keret1" text:anchor-type="paragraph" svg:x="-2cm" svg:y="6.9cm" svg:width="18cm" draw:z-index="5"><draw:text-box fo:min-height="2.2cm"><text:p text:style-name="P3">SLA – <text:span text:style-name="T7">Réponse a l’incident</text:span> - <text:span text:style-name="T4">MPL_10</text:span></text:p></draw:text-box></draw:frame><text:line-break/></text:p>
      <text:p text:style-name="P4"><text:span text:style-name="Strong_20_Emphasis"><text:span text:style-name="T2"/></text:span></text:p>
      <text:p text:style-name="P12"><text:span text:style-name="Strong_20_Emphasis">Réponse à l'incident : </text:span><text:span text:style-name="Strong_20_Emphasis"><text:span text:style-name="T1">Alerte déclenchée sur Prometheus remontée sur Grafana</text:span></text:span></text:p>
      <text:p text:style-name="P13"><text:span text:style-name="Strong_20_Emphasis"/></text:p>
      <text:p text:style-name="P14">Date de l'incident : <text:span text:style-name="T1">[Insérer la date] </text:span>Heure de l'incident : <text:span text:style-name="T1">[Insérer l'heure]</text:span></text:p>
      <text:p text:style-name="P14"/>
      <text:p text:style-name="P14">Description de l'incident : <text:span text:style-name="T1">Une alerte a été déclenchée sur Prometheus, notre système de surveillance, et cette alerte a été remontée sur Grafana, notre plateforme de visualisation des métriques. L'alerte indiquait une augmentation anormale de l'utilisation du CPU sur l'un de nos serveurs d'application.</text:span></text:p>
      <text:p text:style-name="P14"/>
      <text:p text:style-name="P14">Actions effectuées :</text:p>
      <text:list xml:id="list1355740395" text:style-name="L2">
        <text:list-item>
          <text:p text:style-name="P8">Réception de l'alerte : L'équipe d'exploitation a reçu l'alerte sur notre système de suivi des incidents.</text:p>
        </text:list-item>
        <text:list-item>
          <text:p text:style-name="P8">Analyse initiale : L'équipe a procédé à une analyse initiale de l'alerte pour évaluer l'impact et l'urgence de l'incident.</text:p>
        </text:list-item>
        <text:list-item>
          <text:p text:style-name="P8">Vérification de l'état du serveur d'application : L'équipe a vérifié l'état du serveur d'application concerné en utilisant des outils de surveillance et de gestion des ressources.</text:p>
        </text:list-item>
        <text:list-item>
          <text:p text:style-name="P8">Identification de la cause racine : Après une analyse plus approfondie, il a été déterminé que l'augmentation de l'utilisation du CPU était due à une requête de base de données inefficace dans l'application.</text:p>
        </text:list-item>
        <text:list-item>
          <text:p text:style-name="P8">Intervention manuelle : L'équipe a pris des mesures immédiates pour résoudre l'incident en optimisant la requête de base de données et en redémarrant le serveur d'application pour libérer les ressources.</text:p>
        </text:list-item>
        <text:list-item>
          <text:p text:style-name="P8">Vérification et suivi : L'équipe a surveillé attentivement l'évolution de l'utilisation du CPU et a vérifié que le problème était résolu.</text:p>
        </text:list-item>
        <text:list-item>
          <text:p text:style-name="P9">Notification à l'équipe : Une notification a été envoyée à l'équipe responsable de l'application pour les informer de l'incident, de sa résolution et des actions prises pour éviter qu'il ne se reproduise.</text:p>
          <text:p text:style-name="P15"/>
        </text:list-item>
      </text:list>
      <text:p text:style-name="P14">Remarques :</text:p>
      <text:list xml:id="list2755766235" text:style-name="L3">
        <text:list-item>
          <text:p text:style-name="P10">L'incident a été résolu avec succès, et l'utilisation du CPU sur le serveur d'application est revenue à des niveaux normaux.</text:p>
        </text:list-item>
        <text:list-item>
          <text:p text:style-name="P11">Une analyse plus approfondie sera réalisée pour identifier les mesures préventives supplémentaires à mettre en place afin d'éviter des incidents similaires à l'avenir.</text:p>
        </text:list-item>
      </text:list>
      <text:p text:style-name="P17">L'incident a été traité avec diligence et efficacité, minimisant ainsi l'impact sur nos services et garantissant la disponibilité continue pour nos utilisateurs.</text:p>
      <text:p text:style-name="P1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charset="x-symbol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family-generic="swiss" style:font-pitch="variable" style:font-name-asian="Noto Sans3" style:font-family-asian="'Noto Sans'" style:font-style-name-asian="Regular" style:font-family-generic-asian="swiss" style:font-pitch-asian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3" fo:font-family="'Noto Sans'" style:font-style-name="Regular" style:font-family-generic="swiss" style:font-pitch="variable" fo:font-size="14pt" style:font-name-asian="Noto Sans3" style:font-family-asian="'Noto Sans'" style:font-style-name-asian="Regular" style:font-family-generic-asian="swiss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1c82b9" loext:opacity="100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1c82b9" loext:opacity="100%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Noto Sans1" fo:font-family="'Noto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color="#1c82b9" loext:opacity="100%" style:font-name="Noto Sans2" fo:font-family="'Noto Sans'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fo:color="#1c82b9" loext:opacity="100%" fo:font-size="130%" fo:font-weight="bold" style:font-size-asian="130%" style:font-weight-asian="bold" style:font-size-complex="130%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1c82b9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99ccff" loext:opacity="100%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99ccff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99ccf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color="#a7b5be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color="#a7b5be" loext:opacity="100%"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color="#37474f" loext:opacity="100%"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color="#37474f" loext:opacity="100%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color="#212121" loext:opacity="100%" fo:font-size="75%" fo:font-weight="bold" style:font-size-asian="75%" style:font-weight-asian="bold" style:font-size-complex="75%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1c82b9" loext:opacity="100%"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Liberation Serif" fo:font-family="'Liberation Serif'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loext:graphic-properties draw:fill="solid" draw:fill-color="#99ccff"/>
      <style:paragraph-properties fo:text-align="center"/>
    </style:style>
    <style:style style:name="MP3" style:family="paragraph" style:parent-style-name="Footer">
      <style:text-properties fo:color="#ffffff" loext:opacity="100%"/>
    </style:style>
    <style:style style:name="Mgr1" style:family="graphic">
      <style:graphic-properties style:protect="position size" style:run-through="background" style:wrap="run-through" style:number-wrapped-paragraphs="no-limit" style:vertical-pos="from-top" style:vertical-rel="page" style:horizontal-pos="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99ccff" draw:textarea-horizontal-align="center" draw:textarea-vertical-align="middle" style:run-through="background"/>
    </style:style>
    <style:style style:name="Mgr3" style:family="graphic">
      <style:graphic-properties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style:protect="position size" style:run-through="background" style:wrap="run-through" style:number-wrapped-paragraphs="no-limit" style:vertical-pos="from-top" style:vertical-rel="page" style:horizontal-pos="right" style:horizontal-rel="page" draw:wrap-influence-on-position="once-concurrent" loext:allow-overlap="true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0.999cm" fo:page-height="29.699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Left_20_Page"/>
    <style:master-page style:name="Left_20_Page" style:display-name="Left Page" style:page-layout-name="Mpm2" draw:style-name="Mdp1" style:next-style-name="Right_20_Page">
      <style:header>
        <text:p text:style-name="MP1"><draw:g text:anchor-type="paragraph" draw:z-index="2" draw:name="Shape1" draw:style-name="Mgr1"><draw:rect draw:style-name="Mgr2" draw:text-style-name="MP2" svg:width="7.003cm" svg:height="2.701cm" draw:transform="rotate (-3.14159265358979) translate (7.00238888888889cm 2.70026388888889cm)"><text:p/></draw:rect><draw:rect draw:style-name="Mgr2" draw:text-style-name="MP2" svg:width="1.003cm" svg:height="2.701cm" draw:transform="rotate (-3.14159265358979) translate (8.49916666666667cm 2.70026388888889cm)"><text:p/></draw:rect><draw:rect draw:style-name="Mgr2" draw:text-style-name="MP2" svg:width="0.5cm" svg:height="2.701cm" draw:transform="rotate (-3.14159265358979) translate (9.49829166666667cm 2.70026388888889cm)"><text:p/></draw:rect><draw:rect draw:style-name="Mgr2" draw:text-style-name="MP2" svg:width="0.2cm" svg:height="2.701cm" draw:transform="rotate (-3.14159265358979) translate (9.99923611111111cm 2.70026388888889cm)"><text:p/></draw:rect><draw:rect draw:style-name="Mgr2" draw:text-style-name="MP2" svg:width="0.101cm" svg:height="2.701cm" draw:transform="rotate (-3.14159265358979) translate (10.2990972222222cm 2.70026388888889cm)"><text:p/></draw:rect></draw:g></text:p>
      </style:header>
      <style:footer>
        <text:p text:style-name="MP3"><draw:g text:anchor-type="paragraph" draw:z-index="0" draw:name="Shape2" draw:style-name="Mgr3"><draw:rect draw:style-name="Mgr2" draw:text-style-name="MP2" svg:width="7.003cm" svg:height="2.701cm" draw:transform="rotate (-3.14159265358979) translate (7.00238888888889cm 29.7002777777778cm)"><text:p/></draw:rect><draw:rect draw:style-name="Mgr2" draw:text-style-name="MP2" svg:width="1.003cm" svg:height="2.701cm" draw:transform="rotate (-3.14159265358979) translate (8.49916666666667cm 29.7002777777778cm)"><text:p/></draw:rect><draw:rect draw:style-name="Mgr2" draw:text-style-name="MP2" svg:width="0.5cm" svg:height="2.701cm" draw:transform="rotate (-3.14159265358979) translate (9.49829166666667cm 29.7002777777778cm)"><text:p/></draw:rect><draw:rect draw:style-name="Mgr2" draw:text-style-name="MP2" svg:width="0.2cm" svg:height="2.701cm" draw:transform="rotate (-3.14159265358979) translate (9.99923611111111cm 29.7002777777778cm)"><text:p/></draw:rect><draw:rect draw:style-name="Mgr2" draw:text-style-name="MP2" svg:width="0.101cm" svg:height="2.701cm" draw:transform="rotate (-3.14159265358979) translate (10.2990972222222cm 29.7002777777778cm)"><text:p/></draw:rect></draw:g><text:tab/><text:tab/></text:p>
      </style:footer>
    </style:master-page>
    <style:master-page style:name="Right_20_Page" style:display-name="Right Page" style:page-layout-name="Mpm3" draw:style-name="Mdp1" style:next-style-name="Left_20_Page">
      <style:header>
        <text:p text:style-name="Header"><draw:g text:anchor-type="paragraph" draw:z-index="3" draw:name="Shape3" draw:style-name="Mgr4"><draw:rect draw:style-name="Mgr2" draw:text-style-name="MP2" svg:width="7.003cm" svg:height="2.701cm" svg:x="13.993cm" svg:y="0cm"><text:p/></draw:rect><draw:rect draw:style-name="Mgr2" draw:text-style-name="MP2" svg:width="1.003cm" svg:height="2.701cm" svg:x="12.497cm" svg:y="0cm"><text:p/></draw:rect><draw:rect draw:style-name="Mgr2" draw:text-style-name="MP2" svg:width="0.5cm" svg:height="2.701cm" svg:x="11.497cm" svg:y="0cm"><text:p/></draw:rect><draw:rect draw:style-name="Mgr2" draw:text-style-name="MP2" svg:width="0.2cm" svg:height="2.701cm" svg:x="10.996cm" svg:y="0cm"><text:p/></draw:rect><draw:rect draw:style-name="Mgr2" draw:text-style-name="MP2" svg:width="0.101cm" svg:height="2.701cm" svg:x="10.696cm" svg:y="0cm"><text:p/></draw:rect></draw:g></text:p>
      </style:header>
      <style:footer>
        <text:p text:style-name="Footer"><draw:g text:anchor-type="paragraph" draw:z-index="1" draw:name="Shape4" draw:style-name="Mgr4"><draw:rect draw:style-name="Mgr2" draw:text-style-name="MP2" svg:width="7.003cm" svg:height="2.701cm" svg:x="13.993cm" svg:y="27cm"><text:p/></draw:rect><draw:rect draw:style-name="Mgr2" draw:text-style-name="MP2" svg:width="1.003cm" svg:height="2.701cm" svg:x="12.497cm" svg:y="27cm"><text:p/></draw:rect><draw:rect draw:style-name="Mgr2" draw:text-style-name="MP2" svg:width="0.5cm" svg:height="2.701cm" svg:x="11.497cm" svg:y="27cm"><text:p/></draw:rect><draw:rect draw:style-name="Mgr2" draw:text-style-name="MP2" svg:width="0.2cm" svg:height="2.701cm" svg:x="10.996cm" svg:y="27cm"><text:p/></draw:rect><draw:rect draw:style-name="Mgr2" draw:text-style-name="MP2" svg:width="0.101cm" svg:height="2.701cm" svg:x="10.696cm" svg:y="27cm"><text:p/></draw:rect></draw:g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>Clear advantage - Blue</dc:title>
    <dc:subject>An exclusive template for documents</dc:subject>
    <meta:creation-date>2023-06-06T10:08:27.307000000</meta:creation-date>
    <dc:language>en-US</dc:language>
    <meta:editing-cycles>1</meta:editing-cycles>
    <meta:editing-duration>P0D</meta:editing-duration>
    <meta:document-statistic meta:table-count="0" meta:image-count="0" meta:object-count="0" meta:page-count="2" meta:paragraph-count="19" meta:word-count="330" meta:character-count="2154" meta:non-whitespace-character-count="1843"/>
    <meta:user-defined meta:name="Info 1"/>
    <meta:user-defined meta:name="Info 2"/>
    <meta:user-defined meta:name="Info 3"/>
    <meta:user-defined meta:name="Info 4"/>
  </office:meta>
</office:document-meta>
</file>